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Helvetica Neue'" svg:font-family="''Helvetica Neue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24408f"/>
    </style:style>
    <style:style style:name="gr3" style:family="graphic" style:parent-style-name="standard">
      <style:graphic-properties draw:stroke="none" draw:stroke-dash="Dashed_20__28_var_29__20_3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24408f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41.021cm" svg:height="41.021cm" svg:x="-0.001cm" svg:y="-0.08cm" svg:viewBox="0 0 41022 41022" draw:points="20511,41022 0,41022 0,0 41022,0 41022,41022">
          <text:p/>
        </draw:polygon>
        <draw:polygon draw:style-name="gr1" draw:text-style-name="P1" draw:layer="layout" svg:width="41.02cm" svg:height="41.02cm" svg:x="0cm" svg:y="-0.079cm" svg:viewBox="0 0 41021 41021" draw:points="20511,41021 0,41021 0,0 41021,0 41021,41021">
          <text:p/>
        </draw:polygon>
        <draw:path draw:style-name="gr2" draw:text-style-name="P2" draw:layer="layout" svg:width="41.019cm" svg:height="41.019cm" svg:x="0cm" svg:y="0cm" svg:viewBox="0 0 41020 41020" svg:d="M41020 34183c0 3759-3078 6837-6837 6837h-27347c-3760 0-6836-3078-6836-6837v-27347c0-3760 3076-6836 6836-6836h27347c3759 0 6837 3076 6837 6836z">
          <text:p/>
        </draw:path>
        <draw:polygon draw:style-name="gr1" draw:text-style-name="P1" draw:layer="layout" svg:width="39.535cm" svg:height="30.866cm" svg:x="1.843cm" svg:y="4.998cm" svg:viewBox="0 0 39536 30867" draw:points="19768,30867 0,30867 0,0 39536,0 39536,30867">
          <text:p/>
        </draw:polygon>
        <draw:polygon draw:style-name="gr1" draw:text-style-name="P1" draw:layer="layout" svg:width="29.282cm" svg:height="29.527cm" svg:x="6.969cm" svg:y="5.668cm" svg:viewBox="0 0 29283 29528" draw:points="14642,29528 0,29528 0,0 29283,0 29283,29528">
          <text:p/>
        </draw:polygon>
        <draw:path draw:style-name="gr3" draw:text-style-name="P3" draw:layer="layout" svg:width="26.603cm" svg:height="26.512cm" svg:x="7.583cm" svg:y="6.745cm" svg:viewBox="0 0 26604 26513" svg:d="M26505 23049l-6652-6651c-22-21-43-37-70-53-53-31-106-45-168-46-62 1-115 15-169 46-27 15-48 31-70 53l-415 416-1318-1281c220-300 392-564 578-886 899-1556 1308-3084 1308-4882s-409-3325-1308-4882-2018-2676-3574-3574c-1557-899-3084-1309-4882-1309s-3326 410-4883 1309c-1557 898-2675 2017-3574 3574s-1308 3084-1308 4882 409 3325 1308 4882c899 1556 2017 2675 3574 3574 1557 898 3085 1308 4883 1308s3325-410 4882-1308c379-220 688-424 1036-690l1297 1263-492 492c-22 21-37 42-52 68-32 55-46 108-46 170 0 63 14 116 46 170 15 26 30 47 52 68l6652 6652c21 21 42 37 69 53 54 31 107 45 169 46 62 0 114-15 168-45 27-16 48-32 70-54l2889-2889c21-22 37-43 53-69 31-54 45-107 46-169 0-62-15-115-46-168-15-27-31-48-53-70zM3352 16196c-591-591-1025-1157-1442-1879-836-1448-1216-2868-1216-4539s380-3091 1216-4538c835-1447 1875-2488 3322-3323 1447-836 2868-1216 4539-1216s3090 380 4538 1216c1447 835 2487 1876 3322 3323 836 1447 1216 2867 1216 4538s-380 3092-1216 4539c-417 723-852 1288-1442 1879-198 198-403 384-616 560-19 7-35 14-53 25-27 15-48 32-71 53-6 9-11 17-17 27-4 6-6 12-10 18-373 298-706 526-1119 764-1447 836-2867 1215-4538 1215s-3091-380-4537-1215c-722-417-1287-849-1876-1438zM16207 17095c382-339 684-648 1016-1036l1261 1232-1027 1027zM23376 25692l-6173-6168 499-499 1501-1503 405-409 6175 6174z">
          <text:p/>
        </draw:path>
        <draw:path draw:style-name="gr3" draw:text-style-name="P3" draw:layer="layout" svg:width="16.71cm" svg:height="16.71cm" svg:x="8.999cm" svg:y="8.168cm" svg:viewBox="0 0 16711 16711" svg:d="M16711 8355c0-1539-351-2845-1120-4177-768-1332-1725-2289-3057-3058s-2640-1120-4178-1120-2846 351-4178 1120-2289 1726-3058 3058-1120 2638-1120 4177c0 1538 351 2846 1120 4178s1726 2289 3058 3058 2640 1120 4178 1120 2846-351 4178-1120 2289-1726 3057-3058c769-1332 1120-2640 1120-4178zM1706 4514c708-1225 1588-2105 2813-2812s2426-1029 3841-1029c1414 0 2617 322 3842 1029s2105 1587 2812 2812c708 1225 1029 2428 1029 3842s-321 2617-1029 3842c-707 1224-1587 2105-2812 2812s-2428 1029-3842 1029c-1415 0-2616-323-3841-1029-614-355-1093-723-1594-1224-502-500-870-979-1224-1592-704-1218-1024-2414-1024-3821 0-6 0-11 0-18 0-1414 322-2616 1029-3841z">
          <text:p/>
        </draw:path>
        <draw:path draw:style-name="gr3" draw:text-style-name="P3" draw:layer="layout" svg:width="5.906cm" svg:height="7.377cm" svg:x="14.406cm" svg:y="11.904cm" svg:viewBox="0 0 5907 7378" svg:d="M4083 981c365 210 627 472 837 836 163 283 252 550 290 874 11 90 15 167 16 258v1c0 418-96 774-305 1137-210 363-470 623-832 833-155 89-295 150-466 203-102 32-185 69-278 123-187 108-326 235-450 412-29 41-53 77-78 121-136 236-198 467-199 740v521c0 62 15 115 46 169s69 92 123 123 107 46 169 46 114-15 168-46 93-69 124-123 45-107 45-169v-521c0-149 34-276 109-405 13-23 26-43 41-65 66-92 138-158 236-215 50-29 96-49 151-66 220-68 400-147 599-262 471-272 810-611 1082-1082 272-470 396-932 396-1475 0-117-6-216-20-332-48-422-164-772-376-1139-272-471-610-809-1081-1081-370-213-721-329-1146-377-117-14-217-20-335-20-543 1-1004 124-1474 396-470 271-808 609-1080 1080-271 470-395 931-395 1473 0 62 14 115 45 169s69 92 123 123 107 45 169 45 114-14 168-45c53-31 93-69 124-123s45-107 45-169c1-418 96-773 305-1135 210-363 471-624 835-834 362-209 717-305 1135-306 2 0 4 0 7 0 89 0 165 5 254 16 323 39 591 128 873 291z">
          <text:p/>
        </draw:path>
        <draw:path draw:style-name="gr3" draw:text-style-name="P3" draw:layer="layout" svg:width="0.673cm" svg:height="0.673cm" svg:x="17.018cm" svg:y="20.003cm" svg:viewBox="0 0 674 674" svg:d="M575 576c22-22 38-43 53-70 31-54 46-107 46-169 0-62-14-115-45-168-31-54-70-93-123-124-54-31-107-45-169-45-62 1-115 15-169 46-27 15-47 31-69 53-23 22-39 43-55 70-30 53-44 105-44 167v1c0 62 14 115 45 169s69 92 123 123c53 31 107 45 169 45h1c62 0 114-13 167-44 27-16 48-32 70-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Helvetica Neue'" svg:font-family="''Helvetica Neue'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016cm" fo:page-height="41.0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09T18:54:51.389000000</dc:date>
    <meta:editing-duration>PT2H46M41S</meta:editing-duration>
    <meta:editing-cycles>2</meta:editing-cycles>
    <meta:generator>LibreOffice/6.0.6.2$Windows_X86_64 LibreOffice_project/0c292870b25a325b5ed35f6b45599d2ea4458e77</meta:generator>
    <meta:document-statistic meta:object-count="9"/>
  </office:meta>
</office:document-meta>
</file>